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18cm" fo:min-width="2.373cm"/>
    </style:style>
    <style:style style:name="gr2" style:family="graphic" style:parent-style-name="standard">
      <style:graphic-properties draw:textarea-horizontal-align="justify" draw:textarea-vertical-align="middle" draw:auto-grow-height="false" fo:min-height="1.118cm" fo:min-width="2.374cm"/>
    </style:style>
    <style:style style:name="gr3" style:family="graphic" style:parent-style-name="standard">
      <style:graphic-properties draw:textarea-vertical-align="middle" draw:auto-grow-height="false" fo:min-height="3.708cm" fo:min-width="5.8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1.7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247cm"/>
    </style:style>
    <style:style style:name="gr6" style:family="graphic" style:parent-style-name="standard">
      <style:graphic-properties draw:textarea-vertical-align="middle" draw:auto-grow-height="false" fo:min-height="3.707cm" fo:min-width="6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2.9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2.5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1cm" svg:height="1.934cm" svg:x="6.511cm" svg:y="2.3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4.062cm" svg:height="1.934cm" svg:x="6.511cm" svg:y="7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6.394cm" svg:height="3.957cm" draw:transform="rotate (-1.57428698529889) translate (14.246cm 2.94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2" draw:layer="layout" svg:width="2.324cm" svg:height="0.962cm" svg:x="7.477cm" svg:y="2.953cm">
          <draw:text-box>
            <text:p>Model </text:p>
          </draw:text-box>
        </draw:frame>
        <draw:frame draw:style-name="gr5" draw:text-style-name="P2" draw:layer="layout" svg:width="2.229cm" svg:height="1.673cm" svg:x="7.671cm" svg:y="8.078cm">
          <draw:text-box>
            <text:p>Data</text:p>
          </draw:text-box>
        </draw:frame>
        <draw:custom-shape draw:style-name="gr6" draw:text-style-name="P1" draw:layer="layout" svg:width="6.972cm" svg:height="3.956cm" draw:transform="rotate (1.56276781223572) translate (3.2cm 9.523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2" draw:layer="layout" svg:width="3.412cm" svg:height="0.962cm" svg:x="13.376cm" svg:y="5.757cm">
          <draw:text-box>
            <text:p>Deduction </text:p>
          </draw:text-box>
        </draw:frame>
        <draw:frame draw:style-name="gr8" draw:text-style-name="P2" draw:layer="layout" svg:width="3.142cm" svg:height="0.962cm" svg:x="1cm" svg:y="5.757cm">
          <draw:text-box>
            <text:p>Induction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06:57:58.105555522</meta:creation-date>
    <dc:date>2020-02-26T07:17:51.450629157</dc:date>
    <meta:editing-duration>PT9M22S</meta:editing-duration>
    <meta:editing-cycles>2</meta:editing-cycles>
    <meta:generator>LibreOffice/6.0.7.3$Linux_X86_64 LibreOffice_project/00m0$Build-3</meta:generator>
    <meta:document-statistic meta:object-count="8"/>
  </office:meta>
</office:document-meta>
</file>